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nux Libertine Mono" svg:font-family="'Linux Libertine Mono'" style:font-adornments="Bold" style:font-pitch="variable"/>
    <style:font-face style:name="Linux Libertine Mono1" svg:font-family="'Linux Libertine Mono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Biolinum" svg:font-family="'Linux Biolinu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0-title">
      <style:graphic-properties fo:min-height="2.001cm"/>
      <style:paragraph-properties style:writing-mode="lr-tb"/>
    </style:style>
    <style:style style:name="pr5" style:family="presentation" style:parent-style-name="Alizarin0-outline1">
      <style:graphic-properties fo:min-height="5.251cm"/>
      <style:paragraph-properties style:writing-mode="lr-tb"/>
    </style:style>
    <style:style style:name="pr6" style:family="presentation" style:parent-style-name="Alizarin0-notes">
      <style:graphic-properties draw:fill-color="#ffffff" fo:min-height="13.364cm"/>
      <style:paragraph-properties style:writing-mode="lr-tb"/>
    </style:style>
    <style:style style:name="pr7" style:family="presentation" style:parent-style-name="Alizarin_5f_-title">
      <style:graphic-properties fo:min-height="2.25cm"/>
      <style:paragraph-properties style:writing-mode="lr-tb"/>
    </style:style>
    <style:style style:name="pr8" style:family="presentation" style:parent-style-name="Alizarin_5f_-outline1">
      <style:graphic-properties fo:min-height="12.75cm"/>
      <style:paragraph-properties style:writing-mode="lr-tb"/>
    </style:style>
    <style:style style:name="pr9" style:family="presentation" style:parent-style-name="Alizarin_5f_-notes">
      <style:graphic-properties draw:fill-color="#ffffff" draw:auto-grow-height="true" fo:min-height="13.25cm"/>
      <style:paragraph-properties style:writing-mode="lr-tb"/>
    </style:style>
    <style:style style:name="pr10" style:family="presentation" style:parent-style-name="Alizarin_5f_-title">
      <style:graphic-properties fo:min-height="2.001cm"/>
      <style:paragraph-properties style:writing-mode="lr-tb"/>
    </style:style>
    <style:style style:name="pr11" style:family="presentation" style:parent-style-name="Alizarin_5f_-outline1">
      <style:graphic-properties fo:min-height="9.751cm"/>
      <style:paragraph-properties style:writing-mode="lr-tb"/>
    </style:style>
    <style:style style:name="pr12" style:family="presentation" style:parent-style-name="Alizarin_5f_-notes">
      <style:graphic-properties draw:fill-color="#ffffff" fo:min-height="13.364cm"/>
      <style:paragraph-properties style:writing-mode="lr-tb"/>
    </style:style>
    <style:style style:name="pr13" style:family="presentation" style:parent-style-name="Alizarin-title">
      <style:graphic-properties fo:min-height="2.001cm"/>
      <style:paragraph-properties style:writing-mode="lr-tb"/>
    </style:style>
    <style:style style:name="pr14" style:family="presentation" style:parent-style-name="Alizarin-outline1">
      <style:graphic-properties fo:min-height="9.751cm"/>
      <style:paragraph-properties style:writing-mode="lr-tb"/>
    </style:style>
    <style:style style:name="pr15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8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  <style:text-properties style:font-name="Linux Libertine Mono" fo:font-size="19.5pt" fo:font-weight="bold" style:font-size-asian="19.5pt" style:font-weight-asian="bold" style:font-size-complex="19.5pt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text-properties fo:font-size="28pt"/>
    </style:style>
    <style:style style:name="P10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T1" style:family="text">
      <style:text-properties fo:font-size="28pt" style:font-size-asian="24pt" style:font-size-complex="24pt"/>
    </style:style>
    <style:style style:name="T2" style:family="text">
      <style:text-properties style:font-name="Linux Libertine Mono" fo:font-size="19.5pt" fo:font-weight="bold" style:font-size-asian="19.5pt" style:font-weight-asian="bold" style:font-size-complex="19.5pt" style:font-weight-complex="bold"/>
    </style:style>
    <style:style style:name="T3" style:family="text">
      <style:text-properties fo:color="#ff0000" loext:opacity="100%" style:font-name="Linux Libertine Mono" fo:font-size="19.5pt" fo:font-weight="bold" style:font-size-asian="19.5pt" style:font-weight-asian="bold" style:font-size-complex="19.5pt" style:font-weight-complex="bold"/>
    </style:style>
    <style:style style:name="T4" style:family="text">
      <style:text-properties fo:color="#00a933" loext:opacity="100%" style:font-name="Linux Libertine Mono" fo:font-size="19.5pt" fo:font-weight="bold" style:font-size-asian="19.5pt" style:font-weight-asian="bold" style:font-size-complex="19.5pt" style:font-weight-complex="bold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font-name="Linux Libertine Mono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0000" loext:opacity="100%" style:text-position="super 58%" style:font-name="Linux Libertine Mono" fo:font-size="19.5pt" fo:font-weight="bold" style:font-size-asian="19.5pt" style:font-weight-asian="bold" style:font-size-complex="19.5pt" style:font-weight-complex="bold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Linux Libertine Mono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super 58%" style:font-name="Linux Libertine Mono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Linux Libertine Mono" fo:font-size="19.5pt" fo:font-weight="bold" style:font-size-asian="19.5pt" style:font-weight-asian="bold" style:font-size-complex="19.5pt" style:font-weight-complex="bold"/>
    </style:style>
    <style:style style:name="T10" style:family="text">
      <style:text-properties fo:color="#ff8000" loext:opacity="100%" style:font-name="Linux Libertine Mono" fo:font-size="19.5pt" fo:font-weight="bold" style:font-size-asian="19.5pt" style:font-weight-asian="bold" style:font-size-complex="19.5pt" style:font-weight-complex="bold"/>
    </style:style>
    <style:style style:name="T11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 presentation:user-transformed="true">
          <draw:text-box>
            <text:p text:style-name="P1"><text:span text:style-name="T1">Arduino V. RaspberryPi Cost/Benifit Analysis</text:span></text:p>
          </draw:text-box>
        </draw:frame>
        <draw:frame presentation:style-name="pr2" draw:text-style-name="P3" draw:layer="layout" svg:width="25cm" svg:height="5.25cm" svg:x="1.5cm" svg:y="8.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4" draw:layer="layout" svg:width="25.5cm" svg:height="2cm" svg:x="1cm" svg:y="6cm" presentation:class="title" presentation:user-transformed="true">
          <draw:text-box>
            <text:p>Weight is important.</text:p>
          </draw:text-box>
        </draw:frame>
        <draw:frame presentation:style-name="pr5" draw:layer="layout" svg:width="25cm" svg:height="5.25cm" svg:x="1.5cm" svg:y="8.75cm" presentation:class="outline">
          <draw:text-box>
            <text:list text:style-name="L2">
              <text:list-item>
                <text:p text:style-name="P5">Lowering the weigth of the drone will allow for longer flight ti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1">WEIGHT</text:p>
          </draw:text-box>
        </draw:frame>
        <draw:frame presentation:style-name="pr8" draw:text-style-name="P7" draw:layer="layout" svg:width="25.5cm" svg:height="9.75cm" svg:x="1cm" svg:y="3.75cm" presentation:class="outline">
          <draw:text-box>
            <text:list text:style-name="L3">
              <text:list-item>
                <text:p text:style-name="P1"><text:span text:style-name="T2">Rpi2B <text:s text:c="9"/>= 30.00g</text:span></text:p>
              </text:list-item>
              <text:list-item>
                <text:p text:style-name="P1"><text:span text:style-name="T2">Rpi0W <text:s text:c="9"/>= 09.30g</text:span></text:p>
              </text:list-item>
              <text:list-item>
                <text:p text:style-name="P1"><text:span text:style-name="T2">Serial Adapter = 03.82g</text:span></text:p>
              </text:list-item>
              <text:list-item>
                <text:p text:style-name="P1"><text:span text:style-name="T2">I2C Hat <text:s text:c="7"/>= 08.00g</text:span></text:p>
              </text:list-item>
              <text:list-item>
                <text:p text:style-name="P1"><text:span text:style-name="T3">Rpi total: 21.12g - 41.82g</text:span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>Arduino nano <text:s text:c="2"/>= 07.00g</text:span></text:p>
              </text:list-item>
              <text:list-item>
                <text:p text:style-name="P1"><text:span text:style-name="T2">Micro Sd card <text:s/>= 13.94g</text:span></text:p>
              </text:list-item>
              <text:list-item>
                <text:p text:style-name="P1"><text:span text:style-name="T4">Arduino total: 20.94g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9" draw:text-style-name="P8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4" draw:layer="layout" svg:width="25.5cm" svg:height="2cm" svg:x="1cm" svg:y="6cm" presentation:class="title" presentation:user-transformed="true">
          <draw:text-box>
            <text:p>Size Matters.</text:p>
          </draw:text-box>
        </draw:frame>
        <draw:frame presentation:style-name="pr5" draw:layer="layout" svg:width="25cm" svg:height="5.25cm" svg:x="1.5cm" svg:y="8.75cm" presentation:class="outline">
          <draw:text-box>
            <text:list text:style-name="L2">
              <text:list-item>
                <text:p text:style-name="P5">Reducing the overall size of our electronics will allow us wider selection of drones. Also allow more room to be used for structrual reenforcement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1">SIZE</text:p>
          </draw:text-box>
        </draw:frame>
        <draw:frame presentation:style-name="pr8" draw:text-style-name="P7" draw:layer="layout" svg:width="25.5cm" svg:height="9.75cm" svg:x="1cm" svg:y="3.75cm" presentation:class="outline">
          <draw:text-box>
            <text:list text:style-name="L3">
              <text:list-item>
                <text:p text:style-name="P1"><text:span text:style-name="T2">Rpi2B <text:s text:c="9"/>= 127x102mm</text:span></text:p>
              </text:list-item>
              <text:list-item>
                <text:p text:style-name="P1"><text:span text:style-name="T2">Rpi0W <text:s text:c="9"/>= 065x030mm</text:span></text:p>
              </text:list-item>
              <text:list-item>
                <text:p text:style-name="P1"><text:span text:style-name="T2">Serial Adapter = 127x078mm</text:span></text:p>
              </text:list-item>
              <text:list-item>
                <text:p text:style-name="P1"><text:span text:style-name="T2">I2C Hat <text:s text:c="7"/>= 065x030mm</text:span></text:p>
              </text:list-item>
              <text:list-item>
                <text:p text:style-name="P1"><text:span text:style-name="T5">Rpi total: 13 806mm</text:span><text:span text:style-name="T6">2</text:span><text:span text:style-name="T3"> - 24 810mm</text:span><text:span text:style-name="T6">2</text:span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>Arduino nano <text:s text:c="2"/>= 018x045mm</text:span></text:p>
              </text:list-item>
              <text:list-item>
                <text:p text:style-name="P1"><text:span text:style-name="T2">Micro Sd card <text:s/>= 031x025mm</text:span></text:p>
              </text:list-item>
              <text:list-item>
                <text:p text:style-name="P10"><text:span text:style-name="T7">Arduino total: 1 585mm</text:span><text:span text:style-name="T8">2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9" draw:text-style-name="P8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4" draw:layer="layout" svg:width="25.5cm" svg:height="2cm" svg:x="1cm" svg:y="6cm" presentation:class="title" presentation:user-transformed="true">
          <draw:text-box>
            <text:p>Power Throughput is critical.</text:p>
          </draw:text-box>
        </draw:frame>
        <draw:frame presentation:style-name="pr5" draw:layer="layout" svg:width="25cm" svg:height="5.25cm" svg:x="1.5cm" svg:y="8.75cm" presentation:class="outline">
          <draw:text-box>
            <text:list text:style-name="L2">
              <text:list-item>
                <text:p text:style-name="P5">Power is the heaviest part of the drone. Using less power will allow for lighter batteries, or longer flight tim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cm" svg:x="1cm" svg:y="0.75cm" presentation:class="title">
          <draw:text-box>
            <text:p>POWER CONSUMPTION</text:p>
          </draw:text-box>
        </draw:frame>
        <draw:frame presentation:style-name="pr11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0"><text:span text:style-name="T2">Rpi2B <text:s text:c="9"/>= 400mA</text:span></text:p>
              </text:list-item>
              <text:list-item>
                <text:p text:style-name="P10"><text:span text:style-name="T2">Rpi0W <text:s text:c="9"/>= 200mA</text:span></text:p>
              </text:list-item>
              <text:list-item>
                <text:p text:style-name="P10"><text:span text:style-name="T3">Rpi total: 200mA - 400mA</text:span></text:p>
              </text:list-item>
              <text:list-item>
                <text:p text:style-name="P10"><text:span text:style-name="T2"/></text:p>
              </text:list-item>
              <text:list-item>
                <text:p text:style-name="P10"><text:span text:style-name="T2">Arduino nano <text:s text:c="2"/>= <text:s/>033mA</text:span></text:p>
                <text:p text:style-name="P10"><text:span text:style-name="T2"/></text:p>
              </text:list-item>
              <text:list-item>
                <text:p text:style-name="P10"><text:span text:style-name="T4">Arduino total: 033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4" draw:layer="layout" svg:width="25.5cm" svg:height="2cm" svg:x="1cm" svg:y="6cm" presentation:class="title" presentation:user-transformed="true">
          <draw:text-box>
            <text:p>Cost</text:p>
          </draw:text-box>
        </draw:frame>
        <draw:frame presentation:style-name="pr5" draw:layer="layout" svg:width="25cm" svg:height="5.25cm" svg:x="1.5cm" svg:y="8.7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3" draw:text-style-name="P1" draw:layer="layout" svg:width="26cm" svg:height="2cm" svg:x="1cm" svg:y="0.75cm" presentation:class="title">
          <draw:text-box>
            <text:p>COST</text:p>
          </draw:text-box>
        </draw:frame>
        <draw:frame presentation:style-name="pr14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0"><text:span text:style-name="T2">Rpi2B <text:s text:c="9"/>= 38.18$</text:span></text:p>
              </text:list-item>
              <text:list-item>
                <text:p text:style-name="P10"><text:span text:style-name="T2">Rpi0W <text:s text:c="9"/>= 18.49$</text:span></text:p>
              </text:list-item>
              <text:list-item>
                <text:p text:style-name="P10"><text:span text:style-name="T2">Serial Adapter = 16.95$</text:span></text:p>
              </text:list-item>
              <text:list-item>
                <text:p text:style-name="P10"><text:span text:style-name="T2">I2C Hat <text:s text:c="7"/>= 26.31$</text:span></text:p>
              </text:list-item>
              <text:list-item>
                <text:p text:style-name="P10"><text:span text:style-name="T3">Rpi total: 61.75$ - 81.44$</text:span></text:p>
              </text:list-item>
              <text:list-item>
                <text:p text:style-name="P10"><text:span text:style-name="T2"/></text:p>
              </text:list-item>
              <text:list-item>
                <text:p text:style-name="P10"><text:span text:style-name="T2">Arduino nano <text:s text:c="2"/>= 05.00$</text:span></text:p>
              </text:list-item>
              <text:list-item>
                <text:p text:style-name="P10"><text:span text:style-name="T2">Micro Sd card <text:s/>= 05.99$</text:span></text:p>
              </text:list-item>
              <text:list-item>
                <text:p text:style-name="P10"><text:span text:style-name="T4">Arduino total: 10.99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4" draw:layer="layout" svg:width="25.5cm" svg:height="2cm" svg:x="1cm" svg:y="6cm" presentation:class="title" presentation:user-transformed="true">
          <draw:text-box>
            <text:p>Experience 🙃<text:line-break/></text:p>
          </draw:text-box>
        </draw:frame>
        <draw:frame presentation:style-name="pr5" draw:layer="layout" svg:width="25cm" svg:height="5.25cm" svg:x="1.5cm" svg:y="8.75cm" presentation:class="outline" presentation:user-transformed="true">
          <draw:text-box>
            <text:list text:style-name="L3">
              <text:list-item>
                <text:p>Welcome to Whose Line is it Anyway, the show where everything's made up and the points don't matt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3" draw:text-style-name="P1" draw:layer="layout" svg:width="26cm" svg:height="2cm" svg:x="1cm" svg:y="0.75cm" presentation:class="title">
          <draw:text-box>
            <text:p>EXPERIENCE</text:p>
          </draw:text-box>
        </draw:frame>
        <draw:frame presentation:style-name="pr14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0"><text:span text:style-name="T9">Rpi2B <text:s text:c="9"/>= 3exp</text:span></text:p>
              </text:list-item>
              <text:list-item>
                <text:p text:style-name="P10"><text:span text:style-name="T9">Rpi0W <text:s text:c="9"/>= 4exp</text:span></text:p>
              </text:list-item>
              <text:list-item>
                <text:p text:style-name="P10"><text:span text:style-name="T9">Serial Adapter = 2exp</text:span></text:p>
              </text:list-item>
              <text:list-item>
                <text:p text:style-name="P10"><text:span text:style-name="T9">I2C Hat <text:s text:c="7"/>= 1exp</text:span></text:p>
              </text:list-item>
              <text:list-item>
                <text:p text:style-name="P10"><text:span text:style-name="T4">Rpi total: 6exp - 7exp</text:span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9">Arduino nano <text:s text:c="2"/>= 4exp</text:span></text:p>
              </text:list-item>
              <text:list-item>
                <text:p text:style-name="P10"><text:span text:style-name="T9">Micro Sd card <text:s/>= 2exp</text:span></text:p>
              </text:list-item>
              <text:list-item>
                <text:p text:style-name="P10"><text:span text:style-name="T10">Arduino total: 6ex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3" draw:text-style-name="P1" draw:layer="layout" svg:width="26cm" svg:height="2cm" svg:x="1cm" svg:y="0.75cm" presentation:class="title">
          <draw:text-box>
            <text:p>NON-DATA REASONING</text:p>
          </draw:text-box>
        </draw:frame>
        <draw:frame presentation:style-name="pr14" draw:text-style-name="P1" draw:layer="layout" svg:width="25.5cm" svg:height="9.75cm" svg:x="1cm" svg:y="3.75cm" presentation:class="outline">
          <draw:text-box>
            <text:list text:style-name="L3">
              <text:list-item>
                <text:p>An arduino is designed to quickly execute repedative tasks.</text:p>
              </text:list-item>
              <text:list-item>
                <text:p/>
              </text:list-item>
              <text:list-item>
                <text:p>A raspberry pi is designed for tasks which require proccessing power. Since the data proccessing is done in a visualisation software the exess power draw can not be justifi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3" draw:text-style-name="P1" draw:layer="layout" svg:width="26cm" svg:height="2cm" svg:x="1cm" svg:y="0.75cm" presentation:class="title">
          <draw:text-box>
            <text:p>Language</text:p>
          </draw:text-box>
        </draw:frame>
        <draw:frame presentation:style-name="pr14" draw:text-style-name="P1" draw:layer="layout" svg:width="25.5cm" svg:height="9.75cm" svg:x="1cm" svg:y="3.75cm" presentation:class="outline">
          <draw:text-box>
            <text:list text:style-name="L3">
              <text:list-item>
                <text:p>I KNOW THE PI CAN DO C.</text:p>
              </text:list-item>
              <text:list-item>
                <text:p>WE ALREADY STARTED THE PI IN PYTHON</text:p>
              </text:list-item>
              <text:list-item>
                <text:p>ITS TOO LATE NOW</text:p>
              </text:list-item>
              <text:list-item>
                <text:p/>
              </text:list-item>
              <text:list-item>
                <text:p><text:span text:style-name="T11">The arduino does c++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nux Libertine Mono" svg:font-family="'Linux Libertine Mono'" style:font-adornments="Bold" style:font-pitch="variable"/>
    <style:font-face style:name="Linux Libertine Mono1" svg:font-family="'Linux Libertine Mono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Biolinum" svg:font-family="'Linux Biolinu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Accent_20_1">
      <style:graphic-properties draw:textarea-vertical-align="middle" fo:min-height="0.875cm" fo:min-width="6.5cm"/>
    </style:style>
    <style:style style:name="Mgr9" style:family="graphic" style:parent-style-name="Accent_20_3">
      <style:graphic-properties draw:textarea-vertical-align="middle" fo:min-height="0.875cm" fo:min-width="17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1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1T12:02:03.538574089</meta:creation-date>
    <meta:editing-duration>PT34M35S</meta:editing-duration>
    <meta:editing-cycles>6</meta:editing-cycles>
    <meta:generator>LibreOffice/7.0.4.2$Linux_X86_64 LibreOffice_project/00$Build-2</meta:generator>
    <dc:title>Alizarin</dc:title>
    <dc:date>2021-02-20T22:53:51.876688507</dc:date>
    <meta:document-statistic meta:object-count="106"/>
  </office:meta>
</office:document-meta>
</file>